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Arial" fo:font-size="10.5pt" fo:letter-spacing="normal" fo:font-style="normal" fo:font-weight="normal" officeooo:rsid="000e74d8" officeooo:paragraph-rsid="000e74d8"/>
    </style:style>
    <style:style style:name="P2" style:family="paragraph" style:parent-style-name="Text_20_body">
      <style:text-properties officeooo:rsid="000bbd58" officeooo:paragraph-rsid="000e74d8"/>
    </style:style>
    <style:style style:name="P3" style:family="paragraph" style:parent-style-name="Text_20_body">
      <style:text-properties officeooo:rsid="000bbd58" officeooo:paragraph-rsid="00113ed9"/>
    </style:style>
    <style:style style:name="P4" style:family="paragraph" style:parent-style-name="Text_20_body">
      <style:text-properties fo:font-variant="normal" fo:text-transform="none" fo:color="#000000" style:font-name="Arial" fo:font-size="10.5pt" fo:letter-spacing="normal" fo:font-style="normal" fo:font-weight="normal" officeooo:rsid="000e74d8" officeooo:paragraph-rsid="000e74d8"/>
    </style:style>
    <style:style style:name="P5" style:family="paragraph" style:parent-style-name="Text_20_body">
      <style:paragraph-properties fo:margin-left="0cm" fo:margin-right="0cm" fo:margin-top="0cm" fo:margin-bottom="0.265cm" loext:contextual-spacing="false" style:line-height-at-least="0.556cm" fo:orphans="2" fo:widows="2" fo:text-indent="0cm" style:auto-text-indent="false"/>
      <style:text-properties officeooo:rsid="00113ed9" officeooo:paragraph-rsid="00113ed9"/>
    </style:style>
    <style:style style:name="T1" style:family="text">
      <style:text-properties officeooo:rsid="000e74d8"/>
    </style:style>
    <style:style style:name="T2" style:family="text">
      <style:text-properties officeooo:rsid="000f7d24"/>
    </style:style>
    <style:style style:name="T3" style:family="text">
      <style:text-properties officeooo:rsid="00113e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 análise do MER e do Diagrama Conceitual apresentado, em conjunto, proporcionou o levantamento dos seguintes pontos:</text:p>
      <text:p text:style-name="P4">* Problemas:</text:p>
      <text:p text:style-name="P4">- Falta alguns atributos explicitados no enunciado :</text:p>
      <text:p text:style-name="P4"><text:tab/>- Atributo número de habitantes em cidade;</text:p>
      <text:p text:style-name="P4"><text:tab/>- Atributo descrição em ponto turístico;</text:p>
      <text:p text:style-name="P4">- Endereço representado como um atributo simples no MER , sendo que o mesmo é um atributo composto <text:span text:style-name="T2">no DER</text:span>;</text:p>
      <text:p text:style-name="P4">- <text:s/><text:span text:style-name="T2">Endereço representado como único atributo multivalorado no MER, sendo que este é composto e multivalorado em entidades como restaurante e hotel (conforme o enunciado);</text:span></text:p>
      <text:p text:style-name="P4">- <text:span text:style-name="T2">Endereço por ser composto e multivalorado deveria se transformar em uma entidade no MER, entretanto, a mesma só aparece no DER.</text:span></text:p>
      <text:p text:style-name="P2">- <text:span text:style-name="T2">Ponto turístico sem chave primária código, conforme solicitado no enunciado. Possui Id mas o mesmo não foi sinalizado como chave primária no MER;</text:span></text:p>
      <text:p text:style-name="P2">- <text:span text:style-name="T2">Nome não significativo para representar a especialidade de restaurante, uma vez que categoria possui outro significado dentro do problema e em uma situação real;</text:span></text:p>
      <text:p text:style-name="P2">- <text:span text:style-name="T2">Como o Fundador pode possuir diferentes ocupações ao longo do tempo, o atributo ocupacao deveria ser multivalorado, para armazenar as suas ocupações em cada período de fundação de museus</text:span></text:p>
      <text:p text:style-name="P3">- <text:span text:style-name="T3">Pela estrutura, um hotel não pode ser um ponto turístico, entretanto, o enunciado diz em casos em que o restaurante do hotel seja apenas para funcionários, o mesmo não será ponto turístico : “Neste caso o restaurante não seria um ponto turístico da cidade, e sim somente o hotel.” O que explicita que o mesmo é em outras ocasiões.</text:span></text:p>
      <text:p text:style-name="P1"/>
      <text:p text:style-name="P5">* Pontos positivos:</text:p>
      <text:p text:style-name="P5">- Especializações bem elaboradas para evitar redundância de informação ( Ponto turístico );</text:p>
      <text:p text:style-name="P5">- Especialização para abranger categorias como hotel restaurante e casa de show com restaurante de modo a evitar repetição de endereços, uma vez que o endereco do restaurante será o mesmo do hotel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1:35:31.629186456</meta:creation-date>
    <dc:date>2018-03-06T06:16:45.822201311</dc:date>
    <meta:editing-duration>PT5M2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296" meta:character-count="1808" meta:non-whitespace-character-count="1524"/>
  </office:meta>
</office:document-meta>
</file>